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yuDoubleTest.test_0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0">
            <text:p text:style-name="Table_20_Contents">50</text:p>
          </table:table-cell>
          <table:table-cell office:value-type="float" office:value="159">
            <text:p text:style-name="Table_20_Contents">159</text:p>
          </table:table-cell>
        </table:table-row>
        <table:table-row>
          <table:table-cell office:value-type="string">
            <text:p text:style-name="Table_20_Contents">RyuDoubleTest.test_for_ryu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yuDoubleTest.test_1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4">
            <text:p text:style-name="Table_20_Contents">64</text:p>
          </table:table-cell>
          <table:table-cell office:value-type="float" office:value="130">
            <text:p text:style-name="Table_20_Contents">130</text:p>
          </table:table-cell>
        </table:table-row>
        <table:table-row>
          <table:table-cell office:value-type="string">
            <text:p text:style-name="Table_20_Contents">RyuDoubleTest.test_2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14">
            <text:p text:style-name="Table_20_Contents">1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